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770c" officeooo:paragraph-rsid="001e770c"/>
    </style:style>
    <style:style style:name="P2" style:family="paragraph" style:parent-style-name="Standard">
      <style:paragraph-properties fo:text-align="justify" style:justify-single-word="false"/>
      <style:text-properties officeooo:rsid="002013d7" officeooo:paragraph-rsid="002013d7"/>
    </style:style>
    <style:style style:name="P3" style:family="paragraph" style:parent-style-name="Standard">
      <style:paragraph-properties fo:text-align="justify" style:justify-single-word="false"/>
      <style:text-properties officeooo:rsid="00220a56" officeooo:paragraph-rsid="00220a56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770c" officeooo:paragraph-rsid="001e770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1e770c" officeooo:paragraph-rsid="001e770c" style:font-size-asian="15pt" style:font-weight-asian="bold" style:font-size-complex="15pt" style:font-weight-complex="bold"/>
    </style:style>
    <style:style style:name="T1" style:family="text">
      <style:text-properties officeooo:rsid="002013d7"/>
    </style:style>
    <style:style style:name="T2" style:family="text">
      <style:text-properties officeooo:rsid="00220a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0a5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stema de compra e venda.</text:p>
      <text:p text:style-name="P5"/>
      <text:p text:style-name="P1"/>
      <text:p text:style-name="P4">Descrição: </text:p>
      <text:p text:style-name="P1"/>
      <text:p text:style-name="P1">Um sistema desenvolvido para facilitar e entender como funciona os processos de compra e venda e um produto especifico, podendo se tratar de qualquer mercado.</text:p>
      <text:p text:style-name="P1">Listando desde o momento de ida do revendedor are seu cliente e faturamento do seu pedido, até o do <text:s/>ato da expedição e recebimento do mesmo.</text:p>
      <text:p text:style-name="P1"/>
      <text:p text:style-name="P4">Requisitos: </text:p>
      <text:p text:style-name="P1"/>
      <text:p text:style-name="P1"><text:span text:style-name="T3">Ida do revendedor:</text:span> Cadastro do cliente do cliente, endereço de entrega, endereço de cobrança, telefone, razão social, CNPJ.</text:p>
      <text:p text:style-name="P1"/>
      <text:p text:style-name="P1"><text:span text:style-name="T3">Cadastro do pedido:</text:span> Tipo do produto, quantidade, especificação do produto, valor do frete e valor a ser pago.</text:p>
      <text:p text:style-name="P1"/>
      <text:p text:style-name="P1"><text:span text:style-name="T3">Log</text:span><text:span text:style-name="T4">í</text:span><text:span text:style-name="T3">stica:</text:span> Recebimento do pedido e separação <text:span text:style-name="T1">( concomitantemente com estoque )</text:span></text:p>
      <text:p text:style-name="P1"/>
      <text:p text:style-name="P2"><text:span text:style-name="T3">Estoque:</text:span> Consulta de disponibilidade, separação ( concomitantemente com logística ) e embalagem.</text:p>
      <text:p text:style-name="P2"/>
      <text:p text:style-name="P2"><text:span text:style-name="T3">Faturamento:</text:span> Validação do pagamento, forma de pagamento, emissão da NF, e disponibilidade de NF para expedição.</text:p>
      <text:p text:style-name="P2"/>
      <text:p text:style-name="P2"><text:span text:style-name="T3">Expedição:</text:span> Conferencia de volumes, despacho da mercadoria com a tranportadora.</text:p>
      <text:p text:style-name="P2"/>
      <text:p text:style-name="P2"><text:span text:style-name="T3">Contatação da transportadora:</text:span> Entrega do pedido ao cliente no endereço de cadastro e comprimento do prazo estipulado de entrega da região.</text:p>
      <text:p text:style-name="P2"/>
      <text:p text:style-name="P2"><text:span text:style-name="T3">Pedido entregue:</text:span> Bai<text:span text:style-name="T2">xa no sistema o pedido foi entregue.</text:span></text:p>
      <text:p text:style-name="P3"/>
      <text:p text:style-name="P3"/>
      <text:p text:style-name="P3"/>
      <text:p text:style-name="P3">Nomes</text:p>
      <text:p text:style-name="P3"/>
      <text:p text:style-name="P3">João Pedro Pires da Silva</text:p>
      <text:p text:style-name="P3">João Vitor Lima</text:p>
      <text:p text:style-name="P3">João Vitor Benonni </text:p>
      <text:p text:style-name="P3">Laura de Almei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0:33:07.279902663</meta:creation-date>
    <dc:date>2020-03-10T21:05:23.265540054</dc:date>
    <meta:editing-duration>PT7M45S</meta:editing-duration>
    <meta:editing-cycles>1</meta:editing-cycles>
    <meta:document-statistic meta:table-count="0" meta:image-count="0" meta:object-count="0" meta:page-count="1" meta:paragraph-count="18" meta:word-count="188" meta:character-count="1217" meta:non-whitespace-character-count="1043"/>
    <meta:generator>LibreOffice/6.0.7.3$Linux_X86_64 LibreOffice_project/00m0$Build-3</meta:generator>
  </office:meta>
</office:document-meta>
</file>